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vin</text:p>
          </table:table-cell>
          <table:table-cell office:value-type="float" office:value="3.7">
            <text:p>3,7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float" office:value="9.1">
            <text:p>9,1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float" office:value="21.3">
            <text:p>21,3</text:p>
          </table:table-cell>
        </table:table-row>
        <table:table-row table:style-name="ro1">
          <table:table-cell office:value-type="string">
            <text:p>vout</text:p>
          </table:table-cell>
          <table:table-cell table:style-name="ce1" table:formula="of:=[.B1]*([.B3]/([.B2]+[.B3]))" office:value-type="float" office:value="2.59243421052632">
            <text:p>2,592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5">15/12/2018</text:date>, <text:time>15:1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8-12-02T03:56:25.87</meta:creation-date>
    <dc:date>2018-12-15T15:11:18.56</dc:date>
    <meta:editing-duration>PT00H54M21S</meta:editing-duration>
    <meta:editing-cycles>4</meta:editing-cycles>
    <meta:generator>OpenOffice.org/3.0$Win32 OpenOffice.org_project/300m9$Build-9358</meta:generator>
    <meta:document-statistic meta:table-count="3" meta:cell-count="8" meta:object-count="0"/>
    <meta:user-defined meta:name="Info 1"/>
    <meta:user-defined meta:name="Info 2"/>
    <meta:user-defined meta:name="Info 3"/>
    <meta:user-defined meta:name="Info 4"/>
  </office:meta>
</office:document-meta>
</file>